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12" calcext:value-type="float">
            <text:p>401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/[.A2]" office:value-type="float" office:value="20.2626262626263" calcext:value-type="float">
            <text:p>20,2626262626</text:p>
          </table:table-cell>
          <table:table-cell office:value-type="string" calcext:value-type="string">
            <text:p>0.0004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905" calcext:value-type="float">
            <text:p>30905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]/[.A3]" office:value-type="float" office:value="62.6876267748479" calcext:value-type="float">
            <text:p>62,6876267748</text:p>
          </table:table-cell>
          <table:table-cell office:value-type="string" calcext:value-type="string">
            <text:p>0.0025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2988" calcext:value-type="float">
            <text:p>52988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4]/[.A4]" office:value-type="float" office:value="80.6514459665145" calcext:value-type="float">
            <text:p>80,6514459665</text:p>
          </table:table-cell>
          <table:table-cell office:value-type="string" calcext:value-type="string">
            <text:p>0.00660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213" calcext:value-type="float">
            <text:p>2213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table:formula="of:=[.B5]/[.A5]" office:value-type="float" office:value="1.7141750580945" calcext:value-type="float">
            <text:p>1,7141750581</text:p>
          </table:table-cell>
          <table:table-cell office:value-type="string" calcext:value-type="string">
            <text:p>0.00118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03843" calcext:value-type="float">
            <text:p>203843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6]/[.A6]" office:value-type="float" office:value="123.167975830816" calcext:value-type="float">
            <text:p>123,1679758308</text:p>
          </table:table-cell>
          <table:table-cell office:value-type="string" calcext:value-type="string">
            <text:p>0.03170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9885" calcext:value-type="float">
            <text:p>20988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7]/[.A7]" office:value-type="float" office:value="99.8026628625773" calcext:value-type="float">
            <text:p>99,8026628626</text:p>
          </table:table-cell>
          <table:table-cell office:value-type="string" calcext:value-type="string">
            <text:p>0.031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22:22:04.354998581</dc:date>
    <dc:creator>Moi-Même </dc:creator>
    <meta:generator>LibreOffice/4.2.7.2$Linux_X86_64 LibreOffice_project/420$Build-2</meta:generator>
    <meta:editing-duration>PT4M29S</meta:editing-duration>
    <meta:editing-cycles>3</meta:editing-cycles>
    <meta:document-statistic meta:table-count="1" meta:cell-count="48" meta:object-count="0"/>
  </office:meta>
</office:document-meta>
</file>